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 fo:padding="0cm" fo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background-color="transparent" fo:padding="0cm" fo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color="#abb2bf" loext:opacity="100%" style:font-name="var font-mono" fo:background-color="transparent" loext:char-shading-value="0"/>
    </style:style>
    <style:style style:name="T2" style:family="text">
      <style:text-properties fo:color="#abb2bf" loext:opacity="100%" fo:background-color="transparent" loext:char-shading-value="0"/>
    </style:style>
    <style:style style:name="T3" style:family="text">
      <style:text-properties fo:color="#61afef" loext:opacity="100%" style:font-name="var font-mono" fo:background-color="transparent" loext:char-shading-value="0"/>
    </style:style>
    <style:style style:name="T4" style:family="text">
      <style:text-properties fo:color="#98c379" loext:opacity="100%" style:font-name="var font-mono" fo:background-color="transparent" loext:char-shading-value="0"/>
    </style:style>
    <style:style style:name="T5" style:family="text">
      <style:text-properties fo:color="#5c6370" loext:opacity="100%" style:font-name="var font-mono" fo:font-style="italic" fo:background-color="transparent" loext:char-shading-value="0"/>
    </style:style>
    <style:style style:name="T6" style:family="text">
      <style:text-properties fo:color="#d19a66" loext:opacity="100%" style:font-name="var font-mono" fo:background-color="transparent" loext:char-shading-value="0"/>
    </style:style>
    <style:style style:name="T7" style:family="text">
      <style:text-properties fo:color="#c678dd" loext:opacity="100%" style:font-name="var font-mono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🏗️ <text:span text:style-name="Strong_20_Emphasis">Structure générale</text:span></text:h>
      <text:p text:style-name="Text_20_body">Le code implémente une <text:span text:style-name="Strong_20_Emphasis">classe </text:span><text:span text:style-name="Strong_20_Emphasis"><text:span text:style-name="Source_20_Text">SectoralPOC</text:span></text:span> avec 6 méthodes principales qui forment un pipeline de données complet.</text:p>
      <text:p text:style-name="Horizontal_20_Line"/>
      <text:h text:style-name="Heading_20_2" text:outline-level="2">📊 <text:span text:style-name="Strong_20_Emphasis">1. Initialisation (</text:span><text:span text:style-name="Strong_20_Emphasis"><text:span text:style-name="Source_20_Text">__init__</text:span></text:span><text:span text:style-name="Strong_20_Emphasis">)</text:span></text:h>
      <text:p text:style-name="P1">python</text:p>
      <text:p text:style-name="P3"><text:span text:style-name="Source_20_Text"><text:span text:style-name="T1">self.sectors_stocks </text:span></text:span><text:span text:style-name="Source_20_Text"><text:span text:style-name="T3">=</text:span></text:span><text:span text:style-name="Source_20_Text"><text:span text:style-name="T1"> {</text:span></text:span></text:p>
      <text:p text:style-name="P3"><text:span text:style-name="Source_20_Text"><text:span text:style-name="T2"><text:s text:c="4"/></text:span></text:span><text:span text:style-name="Source_20_Text"><text:span text:style-name="T4">'Technology'</text:span></text:span><text:span text:style-name="Source_20_Text"><text:span text:style-name="T1">: [</text:span></text:span><text:span text:style-name="Source_20_Text"><text:span text:style-name="T4">'AAPL'</text:span></text:span><text:span text:style-name="Source_20_Text"><text:span text:style-name="T1">, </text:span></text:span><text:span text:style-name="Source_20_Text"><text:span text:style-name="T4">'MSFT'</text:span></text:span><text:span text:style-name="Source_20_Text"><text:span text:style-name="T1">, </text:span></text:span><text:span text:style-name="Source_20_Text"><text:span text:style-name="T4">'GOOGL'</text:span></text:span><text:span text:style-name="Source_20_Text"><text:span text:style-name="T1">, </text:span></text:span><text:span text:style-name="Source_20_Text"><text:span text:style-name="T4">'NVDA'</text:span></text:span><text:span text:style-name="Source_20_Text"><text:span text:style-name="T1">],</text:span></text:span></text:p>
      <text:p text:style-name="P3"><text:span text:style-name="Source_20_Text"><text:span text:style-name="T2"><text:s text:c="4"/></text:span></text:span><text:span text:style-name="Source_20_Text"><text:span text:style-name="T4">'Healthcare'</text:span></text:span><text:span text:style-name="Source_20_Text"><text:span text:style-name="T1">: [</text:span></text:span><text:span text:style-name="Source_20_Text"><text:span text:style-name="T4">'JNJ'</text:span></text:span><text:span text:style-name="Source_20_Text"><text:span text:style-name="T1">, </text:span></text:span><text:span text:style-name="Source_20_Text"><text:span text:style-name="T4">'PFE'</text:span></text:span><text:span text:style-name="Source_20_Text"><text:span text:style-name="T1">, </text:span></text:span><text:span text:style-name="Source_20_Text"><text:span text:style-name="T4">'UNH'</text:span></text:span><text:span text:style-name="Source_20_Text"><text:span text:style-name="T1">, </text:span></text:span><text:span text:style-name="Source_20_Text"><text:span text:style-name="T4">'ABBV'</text:span></text:span><text:span text:style-name="Source_20_Text"><text:span text:style-name="T1">], </text:span></text:span></text:p>
      <text:p text:style-name="P3"><text:span text:style-name="Source_20_Text"><text:span text:style-name="T2"><text:s text:c="4"/></text:span></text:span><text:span text:style-name="Source_20_Text"><text:span text:style-name="T5"># ...</text:span></text:span></text:p>
      <text:p text:style-name="P2"><text:span text:style-name="Source_20_Text"><text:span text:style-name="T1">}</text:span></text:span></text:p>
      <text:p text:style-name="Text_20_body"><text:span text:style-name="Strong_20_Emphasis">Ce que ça fait</text:span> :</text:p>
      <text:list text:style-name="L1">
        <text:list-item>
          <text:p text:style-name="P7">Définit un <text:span text:style-name="Strong_20_Emphasis">dictionnaire secteur → actions</text:span> représentatives </text:p>
        </text:list-item>
        <text:list-item>
          <text:p text:style-name="P7">Chaque secteur a 4 actions "blue chips" du S&amp;P 500 </text:p>
        </text:list-item>
        <text:list-item>
          <text:p text:style-name="P7">Configure la <text:span text:style-name="Strong_20_Emphasis">période d'analyse</text:span> : 1 an glissant jusqu'à aujourd'hui </text:p>
        </text:list-item>
        <text:list-item>
          <text:p text:style-name="P6">Initialise les <text:span text:style-name="Strong_20_Emphasis">conteneurs de données</text:span> vides </text:p>
        </text:list-item>
      </text:list>
      <text:p text:style-name="Horizontal_20_Line"/>
      <text:h text:style-name="Heading_20_2" text:outline-level="2">🔄 <text:span text:style-name="Strong_20_Emphasis">2. Ingestion (</text:span><text:span text:style-name="Strong_20_Emphasis"><text:span text:style-name="Source_20_Text">ingest_data</text:span></text:span><text:span text:style-name="Strong_20_Emphasis">)</text:span></text:h>
      <text:p text:style-name="P1">python</text:p>
      <text:p text:style-name="P3"><text:span text:style-name="Source_20_Text"><text:span text:style-name="T1">ticker </text:span></text:span><text:span text:style-name="Source_20_Text"><text:span text:style-name="T3">=</text:span></text:span><text:span text:style-name="Source_20_Text"><text:span text:style-name="T1"> yf.Ticker(symbol)</text:span></text:span></text:p>
      <text:p text:style-name="P3"><text:span text:style-name="Source_20_Text"><text:span text:style-name="T1">data </text:span></text:span><text:span text:style-name="Source_20_Text"><text:span text:style-name="T3">=</text:span></text:span><text:span text:style-name="Source_20_Text"><text:span text:style-name="T1"> ticker.history(start</text:span></text:span><text:span text:style-name="Source_20_Text"><text:span text:style-name="T3">=</text:span></text:span><text:span text:style-name="Source_20_Text"><text:span text:style-name="T1">self.start_date, end</text:span></text:span><text:span text:style-name="Source_20_Text"><text:span text:style-name="T3">=</text:span></text:span><text:span text:style-name="Source_20_Text"><text:span text:style-name="T1">self.end_date)</text:span></text:span></text:p>
      <text:p text:style-name="P2"><text:span text:style-name="Source_20_Text"><text:span text:style-name="T1">self.raw_data[symbol] </text:span></text:span><text:span text:style-name="Source_20_Text"><text:span text:style-name="T3">=</text:span></text:span><text:span text:style-name="Source_20_Text"><text:span text:style-name="T1"> data</text:span></text:span></text:p>
      <text:p text:style-name="Text_20_body"><text:span text:style-name="Strong_20_Emphasis">Ce que ça fait</text:span> :</text:p>
      <text:list text:style-name="L2">
        <text:list-item>
          <text:p text:style-name="P9"><text:span text:style-name="Strong_20_Emphasis">Récupère les données</text:span> de chaque action via Yahoo Finance API </text:p>
        </text:list-item>
        <text:list-item>
          <text:p text:style-name="P9">Pour chaque symbole : prix OHLCV (Open, High, Low, Close, Volume) </text:p>
        </text:list-item>
        <text:list-item>
          <text:p text:style-name="P9"><text:span text:style-name="Strong_20_Emphasis">Période</text:span> : 365 jours de données historiques </text:p>
        </text:list-item>
        <text:list-item>
          <text:p text:style-name="P9"><text:span text:style-name="Strong_20_Emphasis">Stockage</text:span> : Dictionnaire <text:span text:style-name="Source_20_Text">{symbole: DataFrame pandas}</text:span> </text:p>
        </text:list-item>
        <text:list-item>
          <text:p text:style-name="P8"><text:span text:style-name="Strong_20_Emphasis">Gestion d'erreurs</text:span> : Continue si une action échoue </text:p>
        </text:list-item>
      </text:list>
      <text:p text:style-name="Text_20_body"><text:span text:style-name="Strong_20_Emphasis">Exemple de données récupérées</text:span> :</text:p>
      <text:p text:style-name="P3"><text:span text:style-name="Source_20_Text"><text:span text:style-name="T1">AAPL: Date | Open | High | Low | Close | Volume</text:span></text:span></text:p>
      <text:p text:style-name="P4"><text:span text:style-name="Source_20_Text"><text:span text:style-name="T1">2023-06-16 | 183.5 | 184.2 | 180.1 | 181.3 | 52M</text:span></text:span></text:p>
      <text:p text:style-name="Horizontal_20_Line"/>
      <text:h text:style-name="Heading_20_2" text:outline-level="2"><text:soft-page-break/>📈 <text:span text:style-name="Strong_20_Emphasis">3. Calcul des rendements (</text:span><text:span text:style-name="Strong_20_Emphasis"><text:span text:style-name="Source_20_Text">calculate_returns</text:span></text:span><text:span text:style-name="Strong_20_Emphasis">)</text:span></text:h>
      <text:p text:style-name="P1">python</text:p>
      <text:p text:style-name="P3"><text:span text:style-name="Source_20_Text"><text:span text:style-name="T1">data[</text:span></text:span><text:span text:style-name="Source_20_Text"><text:span text:style-name="T4">'Daily_Return'</text:span></text:span><text:span text:style-name="Source_20_Text"><text:span text:style-name="T1">] </text:span></text:span><text:span text:style-name="Source_20_Text"><text:span text:style-name="T3">=</text:span></text:span><text:span text:style-name="Source_20_Text"><text:span text:style-name="T1"> data[</text:span></text:span><text:span text:style-name="Source_20_Text"><text:span text:style-name="T4">'Close'</text:span></text:span><text:span text:style-name="Source_20_Text"><text:span text:style-name="T1">].pct_change()</text:span></text:span></text:p>
      <text:p text:style-name="P3"><text:span text:style-name="Source_20_Text"><text:span text:style-name="T1">data[</text:span></text:span><text:span text:style-name="Source_20_Text"><text:span text:style-name="T4">'Cumulative_Return'</text:span></text:span><text:span text:style-name="Source_20_Text"><text:span text:style-name="T1">] </text:span></text:span><text:span text:style-name="Source_20_Text"><text:span text:style-name="T3">=</text:span></text:span><text:span text:style-name="Source_20_Text"><text:span text:style-name="T1"> (</text:span></text:span><text:span text:style-name="Source_20_Text"><text:span text:style-name="T6">1</text:span></text:span><text:span text:style-name="Source_20_Text"><text:span text:style-name="T1"> </text:span></text:span><text:span text:style-name="Source_20_Text"><text:span text:style-name="T3">+</text:span></text:span><text:span text:style-name="Source_20_Text"><text:span text:style-name="T1"> data[</text:span></text:span><text:span text:style-name="Source_20_Text"><text:span text:style-name="T4">'Daily_Return'</text:span></text:span><text:span text:style-name="Source_20_Text"><text:span text:style-name="T1">]).cumprod() </text:span></text:span><text:span text:style-name="Source_20_Text"><text:span text:style-name="T3">-</text:span></text:span><text:span text:style-name="Source_20_Text"><text:span text:style-name="T1"> </text:span></text:span><text:span text:style-name="Source_20_Text"><text:span text:style-name="T6">1</text:span></text:span></text:p>
      <text:p text:style-name="P2"><text:span text:style-name="Source_20_Text"><text:span text:style-name="T1">data[</text:span></text:span><text:span text:style-name="Source_20_Text"><text:span text:style-name="T4">'Volatility_30d'</text:span></text:span><text:span text:style-name="Source_20_Text"><text:span text:style-name="T1">] </text:span></text:span><text:span text:style-name="Source_20_Text"><text:span text:style-name="T3">=</text:span></text:span><text:span text:style-name="Source_20_Text"><text:span text:style-name="T1"> data[</text:span></text:span><text:span text:style-name="Source_20_Text"><text:span text:style-name="T4">'Daily_Return'</text:span></text:span><text:span text:style-name="Source_20_Text"><text:span text:style-name="T1">].rolling(</text:span></text:span><text:span text:style-name="Source_20_Text"><text:span text:style-name="T6">30</text:span></text:span><text:span text:style-name="Source_20_Text"><text:span text:style-name="T1">).std() </text:span></text:span><text:span text:style-name="Source_20_Text"><text:span text:style-name="T3">*</text:span></text:span><text:span text:style-name="Source_20_Text"><text:span text:style-name="T1"> np.sqrt(</text:span></text:span><text:span text:style-name="Source_20_Text"><text:span text:style-name="T6">252</text:span></text:span><text:span text:style-name="Source_20_Text"><text:span text:style-name="T1">)</text:span></text:span></text:p>
      <text:p text:style-name="Text_20_body"><text:span text:style-name="Strong_20_Emphasis">Ce que ça fait</text:span> :</text:p>
      <text:list text:style-name="L3">
        <text:list-item>
          <text:p text:style-name="P11"><text:span text:style-name="Strong_20_Emphasis">Rendement quotidien</text:span> : <text:span text:style-name="Source_20_Text">(Prix_j - Prix_j-1) / Prix_j-1</text:span> </text:p>
        </text:list-item>
        <text:list-item>
          <text:p text:style-name="P11"><text:span text:style-name="Strong_20_Emphasis">Rendement cumulé</text:span> : Performance depuis le début de période </text:p>
        </text:list-item>
        <text:list-item>
          <text:p text:style-name="P11"><text:span text:style-name="Strong_20_Emphasis">Volatilité 30j</text:span> : Écart-type mobile sur 30 jours, annualisé (×√252) </text:p>
        </text:list-item>
        <text:list-item>
          <text:p text:style-name="P10"><text:span text:style-name="Strong_20_Emphasis">Moyennes mobiles</text:span> : MA20 et MA50 pour les tendances </text:p>
        </text:list-item>
      </text:list>
      <text:p text:style-name="Text_20_body"><text:span text:style-name="Strong_20_Emphasis">Formules financières</text:span> :</text:p>
      <text:list text:style-name="L4">
        <text:list-item>
          <text:p text:style-name="P13">Volatilité annualisée = <text:span text:style-name="Source_20_Text">volatilité_quotidienne × √252</text:span> (252 = jours de bourse/an) </text:p>
        </text:list-item>
        <text:list-item>
          <text:p text:style-name="P12">Rendement cumulé = <text:span text:style-name="Source_20_Text">∏(1 + rendement_quotidien) - 1</text:span> </text:p>
        </text:list-item>
      </text:list>
      <text:p text:style-name="Horizontal_20_Line"/>
      <text:h text:style-name="Heading_20_2" text:outline-level="2">🏢 <text:span text:style-name="Strong_20_Emphasis">4. Agrégation sectorielle (</text:span><text:span text:style-name="Strong_20_Emphasis"><text:span text:style-name="Source_20_Text">aggregate_by_sector</text:span></text:span><text:span text:style-name="Strong_20_Emphasis">)</text:span></text:h>
      <text:p text:style-name="P1">python</text:p>
      <text:p text:style-name="P3"><text:span text:style-name="Source_20_Text"><text:span text:style-name="T7">for</text:span></text:span><text:span text:style-name="Source_20_Text"><text:span text:style-name="T1"> sector, stocks </text:span></text:span><text:span text:style-name="Source_20_Text"><text:span text:style-name="T7">in</text:span></text:span><text:span text:style-name="Source_20_Text"><text:span text:style-name="T1"> self.sectors_stocks.items():</text:span></text:span></text:p>
      <text:p text:style-name="P3"><text:span text:style-name="Source_20_Text"><text:span text:style-name="T2"><text:s text:c="4"/></text:span></text:span><text:span text:style-name="Source_20_Text"><text:span text:style-name="T1">sector_returns </text:span></text:span><text:span text:style-name="Source_20_Text"><text:span text:style-name="T3">=</text:span></text:span><text:span text:style-name="Source_20_Text"><text:span text:style-name="T1"> []</text:span></text:span></text:p>
      <text:p text:style-name="P3"><text:span text:style-name="Source_20_Text"><text:span text:style-name="T2"><text:s text:c="4"/></text:span></text:span><text:span text:style-name="Source_20_Text"><text:span text:style-name="T7">for</text:span></text:span><text:span text:style-name="Source_20_Text"><text:span text:style-name="T1"> stock </text:span></text:span><text:span text:style-name="Source_20_Text"><text:span text:style-name="T7">in</text:span></text:span><text:span text:style-name="Source_20_Text"><text:span text:style-name="T1"> stocks:</text:span></text:span></text:p>
      <text:p text:style-name="P3"><text:span text:style-name="Source_20_Text"><text:span text:style-name="T2"><text:s text:c="8"/></text:span></text:span><text:span text:style-name="Source_20_Text"><text:span text:style-name="T1">sector_returns.append(self.raw_data[stock][</text:span></text:span><text:span text:style-name="Source_20_Text"><text:span text:style-name="T4">'Daily_Return'</text:span></text:span><text:span text:style-name="Source_20_Text"><text:span text:style-name="T1">])</text:span></text:span></text:p>
      <text:p text:style-name="P5"><text:span text:style-name="Source_20_Text"><text:span text:style-name="T2"><text:s text:c="4"/></text:span></text:span></text:p>
      <text:p text:style-name="P2"><text:span text:style-name="Source_20_Text"><text:span text:style-name="T2"><text:s text:c="4"/></text:span></text:span><text:span text:style-name="Source_20_Text"><text:span text:style-name="T1">sector_return </text:span></text:span><text:span text:style-name="Source_20_Text"><text:span text:style-name="T3">=</text:span></text:span><text:span text:style-name="Source_20_Text"><text:span text:style-name="T1"> sector_df.mean(axis</text:span></text:span><text:span text:style-name="Source_20_Text"><text:span text:style-name="T3">=</text:span></text:span><text:span text:style-name="Source_20_Text"><text:span text:style-name="T6">1</text:span></text:span><text:span text:style-name="Source_20_Text"><text:span text:style-name="T1">) <text:s/></text:span></text:span><text:span text:style-name="Source_20_Text"><text:span text:style-name="T5"># Moyenne pondérée égale</text:span></text:span></text:p>
      <text:p text:style-name="Text_20_body"><text:span text:style-name="Strong_20_Emphasis">Ce que ça fait</text:span> :</text:p>
      <text:list text:style-name="L5">
        <text:list-item>
          <text:p text:style-name="P15"><text:span text:style-name="Strong_20_Emphasis">Combine les actions</text:span> par secteur </text:p>
        </text:list-item>
        <text:list-item>
          <text:p text:style-name="P15"><text:span text:style-name="Strong_20_Emphasis">Pondération égale</text:span> : chaque action compte pour 25% dans son secteur </text:p>
        </text:list-item>
        <text:list-item>
          <text:p text:style-name="P15"><text:span text:style-name="Strong_20_Emphasis">Calcule les métriques sectorielles</text:span> : </text:p>
          <text:list>
            <text:list-item>
              <text:p text:style-name="P15">Rendement quotidien du secteur = moyenne des rendements des actions </text:p>
            </text:list-item>
            <text:list-item>
              <text:p text:style-name="P15">Performance 1 an totale </text:p>
            </text:list-item>
            <text:list-item>
              <text:p text:style-name="P15">Volatilité sectorielle </text:p>
            </text:list-item>
            <text:list-item>
              <text:p text:style-name="P14"><text:span text:style-name="Strong_20_Emphasis">Ratio de Sharpe</text:span> = <text:span text:style-name="Source_20_Text">(rendement_moyen × 252) / (volatilité × √252)</text:span> </text:p>
            </text:list-item>
          </text:list>
        </text:list-item>
      </text:list>
      <text:p text:style-name="Text_20_body"><text:span text:style-name="Strong_20_Emphasis">Exemple</text:span> :</text:p>
      <text:p text:style-name="P2"><text:span text:style-name="Source_20_Text"><text:span text:style-name="T1">Technology = (AAPL_return + MSFT_return + GOOGL_return + NVDA_return) / 4</text:span></text:span></text:p>
      <text:p text:style-name="Horizontal_20_Line"><text:soft-page-break/></text:p>
      <text:h text:style-name="Heading_20_2" text:outline-level="2">🔗 <text:span text:style-name="Strong_20_Emphasis">5. Corrélations (</text:span><text:span text:style-name="Strong_20_Emphasis"><text:span text:style-name="Source_20_Text">calculate_correlations</text:span></text:span><text:span text:style-name="Strong_20_Emphasis">)</text:span></text:h>
      <text:p text:style-name="P1">python</text:p>
      <text:p text:style-name="P3"><text:span text:style-name="Source_20_Text"><text:span text:style-name="T1">sector_returns_df </text:span></text:span><text:span text:style-name="Source_20_Text"><text:span text:style-name="T3">=</text:span></text:span><text:span text:style-name="Source_20_Text"><text:span text:style-name="T1"> pd.DataFrame({</text:span></text:span></text:p>
      <text:p text:style-name="P3"><text:span text:style-name="Source_20_Text"><text:span text:style-name="T2"><text:s text:c="4"/></text:span></text:span><text:span text:style-name="Source_20_Text"><text:span text:style-name="T1">sector: data[</text:span></text:span><text:span text:style-name="Source_20_Text"><text:span text:style-name="T4">'daily_returns'</text:span></text:span><text:span text:style-name="Source_20_Text"><text:span text:style-name="T1">] </text:span></text:span></text:p>
      <text:p text:style-name="P3"><text:span text:style-name="Source_20_Text"><text:span text:style-name="T2"><text:s text:c="4"/></text:span></text:span><text:span text:style-name="Source_20_Text"><text:span text:style-name="T7">for</text:span></text:span><text:span text:style-name="Source_20_Text"><text:span text:style-name="T1"> sector, data </text:span></text:span><text:span text:style-name="Source_20_Text"><text:span text:style-name="T7">in</text:span></text:span><text:span text:style-name="Source_20_Text"><text:span text:style-name="T1"> self.sector_data.items()</text:span></text:span></text:p>
      <text:p text:style-name="P3"><text:span text:style-name="Source_20_Text"><text:span text:style-name="T1">})</text:span></text:span></text:p>
      <text:p text:style-name="P2"><text:span text:style-name="Source_20_Text"><text:span text:style-name="T1">correlation_matrix </text:span></text:span><text:span text:style-name="Source_20_Text"><text:span text:style-name="T3">=</text:span></text:span><text:span text:style-name="Source_20_Text"><text:span text:style-name="T1"> sector_returns_df.corr()</text:span></text:span></text:p>
      <text:p text:style-name="Text_20_body"><text:span text:style-name="Strong_20_Emphasis">Ce que ça fait</text:span> :</text:p>
      <text:list text:style-name="L6">
        <text:list-item>
          <text:p text:style-name="P17"><text:span text:style-name="Strong_20_Emphasis">Matrice 5×5</text:span> des corrélations entre secteurs </text:p>
        </text:list-item>
        <text:list-item>
          <text:p text:style-name="P17"><text:span text:style-name="Strong_20_Emphasis">Corrélation de Pearson</text:span> : mesure si deux secteurs bougent ensemble </text:p>
        </text:list-item>
        <text:list-item>
          <text:p text:style-name="P16">Valeurs entre <text:span text:style-name="Strong_20_Emphasis">-1</text:span> (anti-corrélés) et <text:span text:style-name="Strong_20_Emphasis">+1</text:span> (parfaitement corrélés) </text:p>
        </text:list-item>
      </text:list>
      <text:p text:style-name="Text_20_body"><text:span text:style-name="Strong_20_Emphasis">Interprétation business</text:span> :</text:p>
      <text:list text:style-name="L7">
        <text:list-item>
          <text:p text:style-name="P19">Corrélation &gt; 0.7 : Secteurs très liés (risque de concentration) </text:p>
        </text:list-item>
        <text:list-item>
          <text:p text:style-name="P18">Corrélation &lt; 0.3 : Bonne diversification possible </text:p>
        </text:list-item>
      </text:list>
      <text:p text:style-name="Horizontal_20_Line"/>
      <text:h text:style-name="Heading_20_2" text:outline-level="2">💡 <text:span text:style-name="Strong_20_Emphasis">6. Insights business (</text:span><text:span text:style-name="Strong_20_Emphasis"><text:span text:style-name="Source_20_Text">generate_insights</text:span></text:span><text:span text:style-name="Strong_20_Emphasis">)</text:span></text:h>
      <text:p text:style-name="P1">python</text:p>
      <text:p text:style-name="P3"><text:span text:style-name="Source_20_Text"><text:span text:style-name="T1">sorted_sectors </text:span></text:span><text:span text:style-name="Source_20_Text"><text:span text:style-name="T3">=</text:span></text:span><text:span text:style-name="Source_20_Text"><text:span text:style-name="T1"> </text:span></text:span><text:span text:style-name="Source_20_Text"><text:span text:style-name="T4">sorted</text:span></text:span><text:span text:style-name="Source_20_Text"><text:span text:style-name="T1">(sector_performance.items(), key</text:span></text:span><text:span text:style-name="Source_20_Text"><text:span text:style-name="T3">=</text:span></text:span><text:span text:style-name="Source_20_Text"><text:span text:style-name="T7">lambda</text:span></text:span><text:span text:style-name="Source_20_Text"><text:span text:style-name="T1"> x: x[</text:span></text:span><text:span text:style-name="Source_20_Text"><text:span text:style-name="T6">1</text:span></text:span><text:span text:style-name="Source_20_Text"><text:span text:style-name="T1">], reverse</text:span></text:span><text:span text:style-name="Source_20_Text"><text:span text:style-name="T3">=</text:span></text:span><text:span text:style-name="Source_20_Text"><text:span text:style-name="T6">True</text:span></text:span><text:span text:style-name="Source_20_Text"><text:span text:style-name="T1">)</text:span></text:span></text:p>
      <text:p text:style-name="P2"><text:span text:style-name="Source_20_Text"><text:span text:style-name="T1">insights[</text:span></text:span><text:span text:style-name="Source_20_Text"><text:span text:style-name="T4">'top_performer'</text:span></text:span><text:span text:style-name="Source_20_Text"><text:span text:style-name="T1">] </text:span></text:span><text:span text:style-name="Source_20_Text"><text:span text:style-name="T3">=</text:span></text:span><text:span text:style-name="Source_20_Text"><text:span text:style-name="T1"> sorted_sectors[</text:span></text:span><text:span text:style-name="Source_20_Text"><text:span text:style-name="T6">0</text:span></text:span><text:span text:style-name="Source_20_Text"><text:span text:style-name="T1">]</text:span></text:span></text:p>
      <text:p text:style-name="Text_20_body"><text:span text:style-name="Strong_20_Emphasis">Ce que ça fait</text:span> :</text:p>
      <text:list text:style-name="L8">
        <text:list-item>
          <text:p text:style-name="P21"><text:span text:style-name="Strong_20_Emphasis">Classement</text:span> des secteurs par performance 1 an </text:p>
        </text:list-item>
        <text:list-item>
          <text:p text:style-name="P21"><text:span text:style-name="Strong_20_Emphasis">Identification</text:span> : </text:p>
          <text:list>
            <text:list-item>
              <text:p text:style-name="P21">Meilleur/pire performer </text:p>
            </text:list-item>
            <text:list-item>
              <text:p text:style-name="P21">Secteur le moins risqué (volatilité minimale) </text:p>
            </text:list-item>
            <text:list-item>
              <text:p text:style-name="P21">Meilleur ratio rendement/risque (Sharpe) </text:p>
            </text:list-item>
            <text:list-item>
              <text:p text:style-name="P20">Paire la plus/moins corrélée </text:p>
            </text:list-item>
          </text:list>
        </text:list-item>
      </text:list>
      <text:p text:style-name="Text_20_body"><text:span text:style-name="Strong_20_Emphasis">Valeur business</text:span> :</text:p>
      <text:list text:style-name="L9">
        <text:list-item>
          <text:p text:style-name="P23">Aide à la <text:span text:style-name="Strong_20_Emphasis">rotation sectorielle</text:span> </text:p>
        </text:list-item>
        <text:list-item>
          <text:p text:style-name="P23">Identification des <text:span text:style-name="Strong_20_Emphasis">opportunités</text:span> et <text:span text:style-name="Strong_20_Emphasis">risques</text:span> </text:p>
        </text:list-item>
        <text:list-item>
          <text:p text:style-name="P22">Support à la <text:span text:style-name="Strong_20_Emphasis">diversification</text:span> de portefeuille </text:p>
        </text:list-item>
      </text:list>
      <text:p text:style-name="Horizontal_20_Line"/>
      <text:h text:style-name="Heading_20_2" text:outline-level="2"><text:soft-page-break/>📁 <text:span text:style-name="Strong_20_Emphasis">7. Export (</text:span><text:span text:style-name="Strong_20_Emphasis"><text:span text:style-name="Source_20_Text">export_results</text:span></text:span><text:span text:style-name="Strong_20_Emphasis">)</text:span></text:h>
      <text:p text:style-name="P1">python</text:p>
      <text:p text:style-name="P3"><text:span text:style-name="Source_20_Text"><text:span text:style-name="T1">all_data.to_csv(</text:span></text:span><text:span text:style-name="Source_20_Text"><text:span text:style-name="T4">'sectoral_raw_data.csv'</text:span></text:span><text:span text:style-name="Source_20_Text"><text:span text:style-name="T1">)</text:span></text:span></text:p>
      <text:p text:style-name="P2"><text:span text:style-name="Source_20_Text"><text:span text:style-name="T1">sector_summary.to_csv(</text:span></text:span><text:span text:style-name="Source_20_Text"><text:span text:style-name="T4">'sectoral_metrics.csv'</text:span></text:span><text:span text:style-name="Source_20_Text"><text:span text:style-name="T1">)</text:span></text:span></text:p>
      <text:p text:style-name="Text_20_body"><text:span text:style-name="Strong_20_Emphasis">3 fichiers générés</text:span> :</text:p>
      <text:list text:style-name="L10">
        <text:list-item>
          <text:p text:style-name="P25"><text:span text:style-name="Strong_20_Emphasis">sectoral_raw_data.csv</text:span> : Toutes les données brutes (prix + indicateurs) </text:p>
        </text:list-item>
        <text:list-item>
          <text:p text:style-name="P25"><text:span text:style-name="Strong_20_Emphasis">sectoral_metrics.csv</text:span> : Résumé par secteur (performance, volatilité, Sharpe) </text:p>
        </text:list-item>
        <text:list-item>
          <text:p text:style-name="P24"><text:span text:style-name="Strong_20_Emphasis">sectoral_correlations.csv</text:span> : Matrice de corrélations 5×5 </text:p>
        </text:list-item>
      </text:list>
      <text:p text:style-name="Horizontal_20_Line"/>
      <text:h text:style-name="Heading_20_2" text:outline-level="2">📊 <text:span text:style-name="Strong_20_Emphasis">8. Résumé exécutif (</text:span><text:span text:style-name="Strong_20_Emphasis"><text:span text:style-name="Source_20_Text">display_summary</text:span></text:span><text:span text:style-name="Strong_20_Emphasis">)</text:span></text:h>
      <text:p text:style-name="Text_20_body"><text:span text:style-name="Strong_20_Emphasis">Affichage formaté</text:span> des insights clés :</text:p>
      <text:list text:style-name="L11">
        <text:list-item>
          <text:p text:style-name="P27">🥇 Secteur le plus performant </text:p>
        </text:list-item>
        <text:list-item>
          <text:p text:style-name="P27">🛡️ Secteur le moins risqué </text:p>
        </text:list-item>
        <text:list-item>
          <text:p text:style-name="P27">🔗 Corrélations importantes </text:p>
        </text:list-item>
        <text:list-item>
          <text:p text:style-name="P26">📊 Tableau de bord comple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7:26:38.651728161</meta:creation-date>
    <dc:date>2025-07-05T07:26:48.999451141</dc:date>
    <meta:editing-duration>PT10S</meta:editing-duration>
    <meta:editing-cycles>1</meta:editing-cycles>
    <meta:document-statistic meta:table-count="0" meta:image-count="0" meta:object-count="0" meta:page-count="4" meta:paragraph-count="102" meta:word-count="585" meta:character-count="4094" meta:non-whitespace-character-count="3564"/>
    <meta:generator>LibreOffice/24.2.7.2$Linux_X86_64 LibreOffice_project/420$Build-2</meta:generator>
  </office:meta>
</office:document-meta>
</file>